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BB800000BB8FCD5D7175BE550F1.png" manifest:media-type="image/png"/>
  <manifest:file-entry manifest:full-path="Pictures/1000020100000BB800000BB826F1284F9207AABD.png" manifest:media-type="image/png"/>
  <manifest:file-entry manifest:full-path="Pictures/1000020100000BB800000BB8E7D42ECA658A3114.png" manifest:media-type="image/png"/>
  <manifest:file-entry manifest:full-path="Pictures/1000020100000BB800000BB813057A0CC3C49C3B.png" manifest:media-type="image/png"/>
  <manifest:file-entry manifest:full-path="Pictures/1000020100000BB800000BB817A682B3B8E01C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D205.4 – Monolage von Nanowürfeln (AH11)</text:p>
          </draw:text-box>
        </draw:frame>
        <draw:frame draw:style-name="gr1" draw:text-style-name="P1" draw:layer="layout" svg:width="12.699cm" svg:height="12.699cm" svg:x="7.366cm" svg:y="5.842cm">
          <draw:image xlink:href="Pictures/1000020100000BB800000BB826F1284F9207AA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ystersen bei verschiedenen Temperaturen</text:p>
          </draw:text-box>
        </draw:frame>
        <draw:frame draw:style-name="gr1" draw:text-style-name="P1" draw:layer="layout" svg:width="12.699cm" svg:height="12.699cm" svg:x="1.271cm" svg:y="5.588cm">
          <draw:image xlink:href="Pictures/1000020100000BB800000BB8E7D42ECA658A3114.png" xlink:type="simple" xlink:show="embed" xlink:actuate="onLoad">
            <text:p/>
          </draw:image>
        </draw:frame>
        <draw:frame draw:style-name="gr1" draw:text-style-name="P1" draw:layer="layout" svg:width="12.699cm" svg:height="12.699cm" svg:x="14.478cm" svg:y="5.589cm">
          <draw:image xlink:href="Pictures/1000020100000BB800000BB813057A0CC3C49C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ystersen bei verschiedenen Temperaturen</text:p>
          </draw:text-box>
        </draw:frame>
        <draw:frame draw:style-name="gr1" draw:text-style-name="P1" draw:layer="layout" svg:width="12.699cm" svg:height="12.699cm" svg:x="14.479cm" svg:y="5.589cm">
          <draw:image xlink:href="Pictures/1000020100000BB800000BB817A682B3B8E01CCA.png" xlink:type="simple" xlink:show="embed" xlink:actuate="onLoad">
            <text:p/>
          </draw:image>
        </draw:frame>
        <draw:frame draw:style-name="gr1" draw:text-style-name="P1" draw:layer="layout" svg:width="12.699cm" svg:height="12.699cm" svg:x="1.27cm" svg:y="5.588cm">
          <draw:image xlink:href="Pictures/1000020100000BB800000BB8FCD5D7175BE550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minique Dresen</meta:initial-creator>
    <meta:creation-date>2018-08-17T16:50:05.253101096</meta:creation-date>
    <dc:date>2018-08-17T16:52:37.749930937</dc:date>
    <dc:creator>Dominique Dresen</dc:creator>
    <meta:editing-duration>PT2M33S</meta:editing-duration>
    <meta:editing-cycles>1</meta:editing-cycles>
    <meta:document-statistic meta:object-count="35"/>
    <meta:generator>LibreOffice/5.1.6.2$Linux_X86_64 LibreOffice_project/10m0$Build-2</meta:generator>
  </office:meta>
</office:document-meta>
</file>